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def7" officeooo:paragraph-rsid="0001def7"/>
    </style:style>
    <style:style style:name="P2" style:family="paragraph" style:parent-style-name="Standard">
      <style:text-properties style:text-underline-style="none" officeooo:rsid="0001def7" officeooo:paragraph-rsid="0001def7"/>
    </style:style>
    <style:style style:name="P3" style:family="paragraph" style:parent-style-name="Standard">
      <style:text-properties officeooo:rsid="000266f8" officeooo:paragraph-rsid="000266f8"/>
    </style:style>
    <style:style style:name="P4" style:family="paragraph" style:parent-style-name="Standard">
      <style:text-properties fo:font-weight="normal" officeooo:rsid="000266f8" officeooo:paragraph-rsid="000266f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266f8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am Name –</text:span> Ultron</text:p>
      <text:p text:style-name="P1">Team Members – { Asif Junaid, Rishabh Gupta, Kumar Shubham, Shubham Chitranshi }</text:p>
      <text:p text:style-name="P1"/>
      <text:p text:style-name="P2"/>
      <text:p text:style-name="P2"/>
      <text:p text:style-name="P2"/>
      <text:p text:style-name="P2">Problem Statement – Problem 2 ) Help a person Discover intersting localities</text:p>
      <text:p text:style-name="P2"/>
      <text:p text:style-name="P1"><text:span text:style-name="T2">What we understood – User gets confused when exposed to a lot of choices, this is very dangerous, for the service providers as well, as he may not be satisfied and / or confused, our approach should be to reduce this burden and understand the requirement of user by his/ her profile.</text:span></text:p>
      <text:p text:style-name="P1"/>
      <text:p text:style-name="P1"><text:span text:style-name="T2">Our Approach - “we see the world, the way we are” <text:s/>, this lines summerizes our approach,</text:span></text:p>
      <text:p text:style-name="P1"><text:span text:style-name="T2">our solution includes understanding what kind of people search through our portal, and what we can understand from their profile, that can help us to provide better result. </text:span></text:p>
      <text:p text:style-name="P1"/>
      <text:p text:style-name="P1"><text:span text:style-name="T2">Simple Idea – Our Idea starts with two kinds of profiles . </text:span></text:p>
      <text:p text:style-name="P1"><text:span text:style-name="T2">1) The User profile</text:span></text:p>
      <text:p text:style-name="P1"><text:span text:style-name="T2">2) The Apartment profile</text:span></text:p>
      <text:p text:style-name="P1"><text:span text:style-name="T2">Our algorithm is designed to make this connect the right apartment with the right user. With a Twist of course </text:span><text:span text:style-name="T3">(Cause we are Ultrons – No String Attached, not even a Char, Byte, bit,quanta.. :p).</text:span></text:p>
      <text:p text:style-name="P1"/>
      <text:p text:style-name="P3"><text:span text:style-name="T2">Its starts with Categorizing the User into two basic domain – Single and married. </text:span></text:p>
      <text:p text:style-name="P3"><text:span text:style-name="T2">With Singles we corrilate the following factors as priority.</text:span></text:p>
      <text:p text:style-name="P3"><text:span text:style-name="T2">1) Well in budget.</text:span></text:p>
      <text:p text:style-name="P3"><text:span text:style-name="T2">2) Near to Office. (they wake up late for the early meetings..</text:span></text:p>
      <text:p text:style-name="P3"><text:span text:style-name="T2">3) Near to Their favriote food resturants (beacause the have to survive alone ...mostly)</text:span></text:p>
      <text:p text:style-name="P3"><text:span text:style-name="T2">4) Near to Sports Centers.</text:span></text:p>
      <text:p text:style-name="P3"><text:span text:style-name="T2">5) Near Multiplexes/ Malls (For Saturday night Movies)</text:span></text:p>
      <text:p text:style-name="P3"><text:span text:style-name="T2">6) </text:span><text:span text:style-name="T4">NSP – Nain Sukh Prapti . </text:span><text:span text:style-name="T5">- A Cocktail of College + Malls + eat outs.</text:span></text:p>
      <text:p text:style-name="P3"/>
      <text:p text:style-name="P3"/>
      <text:p text:style-name="P4"><text:span text:style-name="T2">For the Married, Following are the priority set.</text:span></text:p>
      <text:p text:style-name="P4"><text:span text:style-name="T2">1) Nearby Hospital .</text:span></text:p>
      <text:p text:style-name="P4"><text:span text:style-name="T2">2) Nearby School </text:span></text:p>
      <text:p text:style-name="P4"><text:span text:style-name="T2">3) Nearby Religious places</text:span></text:p>
      <text:p text:style-name="P4"><text:span text:style-name="T2">4) Nearby Multiplexes/Malls</text:span></text:p>
      <text:p text:style-name="P4"/>
      <text:p text:style-name="P4"><text:span text:style-name="T2">These Factors are given points from the range -5 to +10 and the apartments are ranked, the user can also compare his/ her search results on the basis of these comparisons . On UI ( Not Implemented Yet).</text:span></text:p>
      <text:p text:style-name="P4"/>
      <text:p text:style-name="P4"/>
      <text:p text:style-name="P4"><text:span text:style-name="T2">The NSP calculation add to the life of our single visitors, where as it holds no waitage for the married.</text:span></text:p>
      <text:p text:style-name="P4"/>
      <text:p text:style-name="P4"/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1:16:04.943468537</meta:creation-date>
    <dc:date>2015-04-26T11:50:08.246508926</dc:date>
    <meta:editing-duration>PT32S</meta:editing-duration>
    <meta:editing-cycles>1</meta:editing-cycles>
    <meta:document-statistic meta:table-count="0" meta:image-count="0" meta:object-count="0" meta:page-count="1" meta:paragraph-count="25" meta:word-count="336" meta:character-count="1921" meta:non-whitespace-character-count="1597"/>
    <meta:generator>LibreOffice/4.2.3.3$Linux_X86_64 LibreOffice_project/420m0$Build-3</meta:generator>
  </office:meta>
</office:document-meta>
</file>